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width="0.2cm" svg:stroke-color="#000000" draw:fill="none" draw:fill-color="#ffffff" fo:min-height="2.122cm" fo:padding-top="0.225cm" fo:padding-bottom="0.225cm" fo:padding-left="0.35cm" fo:padding-right="0.35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458cm" fo:min-width="0.2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π</text:span></text:p>
          </draw:text-box>
        </draw:frame>
        <draw:frame draw:style-name="gr8" draw:text-style-name="P6" draw:layer="layout" svg:width="2cm" svg:height="1.865cm" svg:x="22cm" svg:y="13cm">
          <draw:text-box>
            <text:p text:style-name="P3"><text:span text:style-name="T2">2π</text:span></text:p>
          </draw:text-box>
        </draw:frame>
        <draw:frame draw:style-name="gr8" draw:text-style-name="P6" draw:layer="layout" svg:width="2.2cm" svg:height="1.865cm" svg:x="13.8cm" svg:y="7cm">
          <draw:text-box>
            <text:p text:style-name="P3"><text:span text:style-name="T2">πj</text:span></text:p>
          </draw:text-box>
        </draw:frame>
        <draw:frame draw:style-name="gr8" draw:text-style-name="P6" draw:layer="layout" svg:width="2.9cm" svg:height="1.865cm" svg:x="13.6cm" svg:y="2.4cm">
          <draw:text-box>
            <text:p text:style-name="P3"><text:span text:style-name="T2">2πj</text:span></text:p>
          </draw:text-box>
        </draw:frame>
        <draw:frame draw:style-name="gr8" draw:text-style-name="P6" draw:layer="layout" svg:width="1.9cm" svg:height="1.865cm" svg:x="7.6cm" svg:y="13cm">
          <draw:text-box>
            <text:p text:style-name="P3"><text:span text:style-name="T2">-π</text:span></text:p>
          </draw:text-box>
        </draw:frame>
        <draw:frame draw:style-name="gr9" draw:text-style-name="P6" draw:layer="layout" svg:width="2.4cm" svg:height="2.572cm" svg:x="4.1cm" svg:y="13cm">
          <draw:text-box>
            <text:p text:style-name="P3"><text:span text:style-name="T2">-2π</text:span></text:p>
          </draw:text-box>
        </draw:frame>
        <draw:frame draw:style-name="gr9" draw:text-style-name="P6" draw:layer="layout" svg:width="2.8cm" svg:height="2.572cm" svg:x="13.7cm" svg:y="20.7cm">
          <draw:text-box>
            <text:p text:style-name="P3"><text:span text:style-name="T2">-2π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πj</text:span></text:p>
          </draw:text-box>
        </draw:frame>
        <draw:custom-shape draw:style-name="gr10" draw:text-style-name="P7" draw:layer="layout" svg:width="1.1cm" svg:height="1cm" svg:x="5.3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07T17:59:36.862347120</dc:date>
    <meta:editing-cycles>26</meta:editing-cycles>
    <meta:editing-duration>PT1H23M56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